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UtilsTest3.test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UtilsTest3.test_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est3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ypeUtilsTest3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UtilsTest3.test_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UtilsTest3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UtilsTest3.test_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UtilsTest3.test_enum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UtilsTest3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UtilsTest3.test_null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